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MU Classical Serif" svg:font-family="'CMU Classical Serif'" style:font-adornments="Cursiva" style:font-family-generic="roman" style:font-pitch="variable"/>
    <style:font-face style:name="CMU Serif1" svg:font-family="'CMU Serif'" style:font-adornments="Negrita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5.24cm" fo:margin-left="0.023cm" table:align="left"/>
    </style:style>
    <style:style style:name="Table1.A" style:family="table-column">
      <style:table-column-properties style:column-width="2.514cm"/>
    </style:style>
    <style:style style:name="Table1.B" style:family="table-column">
      <style:table-column-properties style:column-width="2.566cm"/>
    </style:style>
    <style:style style:name="Table1.C" style:family="table-column">
      <style:table-column-properties style:column-width="2.54cm"/>
    </style:style>
    <style:style style:name="Table1.D" style:family="table-column">
      <style:table-column-properties style:column-width="2.752cm"/>
    </style:style>
    <style:style style:name="Table1.E" style:family="table-column">
      <style:table-column-properties style:column-width="2.355cm"/>
    </style:style>
    <style:style style:name="Table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background-color="#b4c7dc" fo:padding="0.097cm" fo:border="0.05pt solid #000000">
        <style:background-image/>
      </style:table-cell-properties>
    </style:style>
    <style:style style:name="Table1.A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F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1.007cm" fo:margin-left="2.237cm" table:align="left"/>
    </style:style>
    <style:style style:name="Table2.A" style:family="table-column">
      <style:table-column-properties style:column-width="5.433cm"/>
    </style:style>
    <style:style style:name="Table2.B" style:family="table-column">
      <style:table-column-properties style:column-width="5.574cm"/>
    </style:style>
    <style:style style:name="Table2.A1" style:family="table-cell">
      <style:table-cell-properties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729fcf" fo:padding="0.097cm" fo:border="0.05pt solid #000000">
        <style:background-image/>
      </style:table-cell-properties>
    </style:style>
    <style:style style:name="Table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orizontal_20_Line">
      <style:text-properties officeooo:paragraph-rsid="00fbbca6"/>
    </style:style>
    <style:style style:name="P2" style:family="paragraph" style:parent-style-name="Standard">
      <style:paragraph-properties fo:text-align="center" style:justify-single-word="false"/>
      <style:text-properties fo:background-color="#ffffff"/>
    </style:style>
    <style:style style:name="P3" style:family="paragraph" style:parent-style-name="Subtitle">
      <style:text-properties style:text-underline-style="solid" style:text-underline-width="auto" style:text-underline-color="font-color" officeooo:rsid="010b7632" officeooo:paragraph-rsid="010b7632"/>
    </style:style>
    <style:style style:name="P4" style:family="paragraph" style:parent-style-name="Subtitle">
      <style:paragraph-properties fo:text-align="justify" style:justify-single-word="false"/>
      <style:text-properties style:text-underline-style="solid" style:text-underline-width="auto" style:text-underline-color="font-color" officeooo:rsid="010b7632" officeooo:paragraph-rsid="01167aad"/>
    </style:style>
    <style:style style:name="P5" style:family="paragraph" style:parent-style-name="Subtitle">
      <style:paragraph-properties fo:text-align="justify" style:justify-single-word="false"/>
      <style:text-properties style:text-line-through-style="none" style:text-line-through-type="none" fo:font-style="normal" style:text-underline-style="solid" style:text-underline-width="auto" style:text-underline-color="font-color" officeooo:rsid="010b7632" officeooo:paragraph-rsid="0119c12f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officeooo:rsid="012726de" officeooo:paragraph-rsid="012726de" style:font-style-asian="normal" style:font-style-complex="normal"/>
    </style:style>
    <style:style style:name="P7" style:family="paragraph" style:parent-style-name="Text_20_body">
      <style:paragraph-properties fo:text-align="justify" style:justify-single-word="false"/>
      <style:text-properties style:text-line-through-style="none" style:text-line-through-type="none" fo:font-style="normal" officeooo:rsid="0119c12f" officeooo:paragraph-rsid="0119c12f" style:font-style-asian="normal" style:font-style-complex="normal"/>
    </style:style>
    <style:style style:name="P8" style:family="paragraph" style:parent-style-name="Text_20_body">
      <style:paragraph-properties fo:text-align="justify" style:justify-single-word="false"/>
      <style:text-properties style:text-line-through-style="none" style:text-line-through-type="none" fo:font-size="10pt" fo:font-style="normal" officeooo:rsid="01179b1b" officeooo:paragraph-rsid="0119c12f" style:font-size-asian="10pt" style:font-style-asian="normal" style:font-size-complex="10pt" style:font-style-complex="normal"/>
    </style:style>
    <style:style style:name="P9" style:family="paragraph" style:parent-style-name="Text_20_body">
      <style:paragraph-properties fo:text-align="justify" style:justify-single-word="false"/>
      <style:text-properties style:text-line-through-style="none" style:text-line-through-type="none" fo:font-size="10pt" fo:font-style="normal" officeooo:rsid="011e9e5e" officeooo:paragraph-rsid="011e9e5e" style:font-size-asian="10pt" style:font-style-asian="normal" style:font-size-complex="10pt" style:font-style-complex="normal"/>
    </style:style>
    <style:style style:name="P10" style:family="paragraph" style:parent-style-name="Text_20_body">
      <style:paragraph-properties fo:text-align="justify" style:justify-single-word="false"/>
      <style:text-properties style:text-line-through-style="none" style:text-line-through-type="none" fo:font-size="10pt" fo:font-style="normal" style:text-underline-style="none" officeooo:rsid="0128fd76" officeooo:paragraph-rsid="0128fd76" style:font-size-asian="8.75pt" style:font-style-asian="normal" style:font-size-complex="10pt" style:font-style-complex="normal"/>
    </style:style>
    <style:style style:name="P11" style:family="paragraph" style:parent-style-name="Text_20_body">
      <style:paragraph-properties fo:text-align="justify" style:justify-single-word="false"/>
      <style:text-properties style:text-line-through-style="none" style:text-line-through-type="none" fo:font-size="12pt" fo:font-style="normal" style:text-underline-style="solid" style:text-underline-width="auto" style:text-underline-color="font-color" officeooo:rsid="012c88ff" officeooo:paragraph-rsid="012c88ff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margin-top="0cm" fo:margin-bottom="0.046cm" loext:contextual-spacing="false" fo:text-align="justify" style:justify-single-word="false"/>
      <style:text-properties fo:font-style="normal" officeooo:rsid="011089f3" officeooo:paragraph-rsid="010b7632" style:font-style-asian="normal" style:font-style-complex="normal"/>
    </style:style>
    <style:style style:name="P14" style:family="paragraph" style:parent-style-name="Text_20_body">
      <style:paragraph-properties fo:margin-top="0cm" fo:margin-bottom="0.046cm" loext:contextual-spacing="false" fo:text-align="justify" style:justify-single-word="false"/>
      <style:text-properties fo:font-size="10pt" fo:font-style="normal" officeooo:rsid="011089f3" officeooo:paragraph-rsid="011089f3" style:font-size-asian="10pt" style:font-style-asian="normal" style:font-size-complex="10pt" style:font-style-complex="normal"/>
    </style:style>
    <style:style style:name="P15" style:family="paragraph" style:parent-style-name="Text_20_body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2ace75" officeooo:paragraph-rsid="012ace75" style:font-size-asian="10pt" style:font-style-asian="normal" style:font-size-complex="10pt" style:font-style-complex="normal"/>
    </style:style>
    <style:style style:name="P16" style:family="paragraph" style:parent-style-name="Text_20_body">
      <style:paragraph-properties fo:margin-top="0cm" fo:margin-bottom="0.046cm" loext:contextual-spacing="false" fo:text-align="justify" style:justify-single-word="false"/>
      <style:text-properties fo:font-size="12pt" fo:font-style="normal" officeooo:rsid="0128fd76" officeooo:paragraph-rsid="0128fd76" style:font-size-asian="10.5pt" style:font-style-asian="normal" style:font-size-complex="12pt" style:font-style-complex="normal"/>
    </style:style>
    <style:style style:name="P17" style:family="paragraph" style:parent-style-name="Text_20_body">
      <style:paragraph-properties fo:margin-top="0cm" fo:margin-bottom="0.046cm" loext:contextual-spacing="false" fo:text-align="justify" style:justify-single-word="false"/>
      <style:text-properties fo:font-size="12pt" fo:font-style="normal" style:text-underline-style="solid" style:text-underline-width="auto" style:text-underline-color="font-color" officeooo:rsid="0128fd76" officeooo:paragraph-rsid="0128fd76" style:font-size-asian="10.5pt" style:font-style-asian="normal" style:font-size-complex="12pt" style:font-style-complex="normal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0pt" fo:font-style="normal" officeooo:rsid="012726de" officeooo:paragraph-rsid="012726de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fo:font-style="normal" officeooo:rsid="0111888d" officeooo:paragraph-rsid="012726de" style:font-size-asian="12pt" style:font-style-asian="normal" style:font-size-complex="12pt" style:font-style-complex="normal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style:text-underline-style="solid" style:text-underline-width="auto" style:text-underline-color="font-color" officeooo:rsid="0127297a" officeooo:paragraph-rsid="0127297a" style:font-size-asian="12pt" style:font-size-complex="12pt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style:text-underline-style="solid" style:text-underline-width="auto" style:text-underline-color="font-color" officeooo:rsid="010b7632" officeooo:paragraph-rsid="0127297a"/>
    </style:style>
    <style:style style:name="P22" style:family="paragraph" style:parent-style-name="Text_20_body">
      <style:paragraph-properties fo:margin-top="0cm" fo:margin-bottom="0cm" loext:contextual-spacing="false" fo:text-align="justify" style:justify-single-word="false"/>
      <style:text-properties style:text-underline-style="solid" style:text-underline-width="auto" style:text-underline-color="font-color" officeooo:rsid="010b7632" officeooo:paragraph-rsid="012ebf38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1e9e5e" officeooo:paragraph-rsid="011e9e5e" style:font-size-asian="10pt" style:font-style-asian="normal" style:font-size-complex="10pt" style:font-style-complex="normal"/>
    </style:style>
    <style:style style:name="P24" style:family="paragraph" style:parent-style-name="Text_20_body">
      <style:paragraph-properties fo:margin-top="0cm" fo:margin-bottom="0cm" loext:contextual-spacing="false"/>
      <style:text-properties style:text-line-through-style="none" style:text-line-through-type="none" fo:font-style="normal" officeooo:rsid="01179b1b" officeooo:paragraph-rsid="0120ffbb" style:font-style-asian="normal" style:font-style-complex="normal"/>
    </style:style>
    <style:style style:name="P25" style:family="paragraph" style:parent-style-name="Table_20_Contents">
      <style:paragraph-properties fo:text-align="justify" style:justify-single-word="false"/>
      <style:text-properties fo:font-size="10pt" officeooo:rsid="0111888d" officeooo:paragraph-rsid="0111888d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fo:font-size="10pt" officeooo:rsid="01167aad" officeooo:paragraph-rsid="01167aad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fo:font-size="10pt" officeooo:rsid="011776da" officeooo:paragraph-rsid="011776da" style:font-size-asian="10pt" style:font-size-complex="10pt"/>
    </style:style>
    <style:style style:name="P28" style:family="paragraph" style:parent-style-name="Table_20_Contents">
      <style:paragraph-properties fo:text-align="justify" style:justify-single-word="false"/>
      <style:text-properties fo:font-size="10pt" officeooo:rsid="011b2ebb" officeooo:paragraph-rsid="011b2ebb" style:font-size-asian="10pt" style:font-size-complex="10pt"/>
    </style:style>
    <style:style style:name="P2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0pt" fo:font-style="normal" style:text-underline-style="solid" style:text-underline-width="auto" style:text-underline-color="font-color" officeooo:rsid="012726de" officeooo:paragraph-rsid="012726de" style:font-size-asian="10pt" style:font-style-asian="normal" style:font-size-complex="10pt" style:font-style-complex="normal"/>
    </style:style>
    <style:style style:name="P31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fo:font-style="normal" officeooo:rsid="01113699" officeooo:paragraph-rsid="01113699" style:font-size-asian="10pt" style:font-style-asian="normal" style:font-size-complex="10pt" style:font-style-complex="normal"/>
    </style:style>
    <style:style style:name="P32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fo:font-style="normal" officeooo:rsid="0111888d" officeooo:paragraph-rsid="0111888d" style:font-size-asian="10pt" style:font-style-asian="normal" style:font-size-complex="10pt" style:font-style-complex="normal"/>
    </style:style>
    <style:style style:name="P33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fo:font-style="normal" officeooo:rsid="0111ef9d" officeooo:paragraph-rsid="0111ef9d" style:font-size-asian="10pt" style:font-style-asian="normal" style:font-size-complex="10pt" style:font-style-complex="normal"/>
    </style:style>
    <style:style style:name="P34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fo:font-style="normal" officeooo:rsid="0113d4c3" officeooo:paragraph-rsid="0113d4c3" style:font-size-asian="10pt" style:font-style-asian="normal" style:font-size-complex="10pt" style:font-style-complex="normal"/>
    </style:style>
    <style:style style:name="P35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fo:font-style="normal" fo:font-weight="bold" officeooo:rsid="0111888d" officeooo:paragraph-rsid="012726de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fo:font-style="normal" fo:font-weight="bold" officeooo:rsid="01164314" officeooo:paragraph-rsid="01164314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0pt" fo:font-style="normal" fo:font-weight="bold" officeooo:rsid="0128fd76" officeooo:paragraph-rsid="0128fd76" style:font-size-asian="8.75pt" style:font-style-asian="normal" style:font-weight-asian="bold" style:font-size-complex="10pt" style:font-style-complex="normal" style:font-weight-complex="bold"/>
    </style:style>
    <style:style style:name="P38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0pt" fo:font-style="normal" fo:font-weight="bold" officeooo:rsid="0128fd76" officeooo:paragraph-rsid="012ace75" style:font-size-asian="8.75pt" style:font-style-asian="normal" style:font-weight-asian="bold" style:font-size-complex="10pt" style:font-style-complex="normal" style:font-weight-complex="bold"/>
    </style:style>
    <style:style style:name="P39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0pt" fo:font-style="normal" officeooo:rsid="0128fd76" officeooo:paragraph-rsid="0128fd76" style:font-size-asian="8.75pt" style:font-style-asian="normal" style:font-size-complex="10pt" style:font-style-complex="normal"/>
    </style:style>
    <style:style style:name="P40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0pt" fo:font-style="normal" officeooo:rsid="0128fd76" officeooo:paragraph-rsid="012ace75" style:font-size-asian="8.75pt" style:font-style-asian="normal" style:font-size-complex="10pt" style:font-style-complex="normal"/>
    </style:style>
    <style:style style:name="P41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fo:font-size="10pt" fo:font-style="normal" officeooo:rsid="012ace75" officeooo:paragraph-rsid="012ace75" style:font-size-asian="8.75pt" style:font-style-asian="normal" style:font-size-complex="10pt" style:font-style-complex="normal"/>
    </style:style>
    <style:style style:name="P42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font-size="10pt" officeooo:paragraph-rsid="012726de" style:font-size-asian="10pt" style:font-size-complex="10pt"/>
    </style:style>
    <style:style style:name="P43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officeooo:paragraph-rsid="011089f3" style:font-size-asian="10pt" style:font-size-complex="10pt"/>
    </style:style>
    <style:style style:name="P44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officeooo:paragraph-rsid="012726de" style:font-size-asian="10pt" style:font-size-complex="10pt"/>
    </style:style>
    <style:style style:name="P45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fo:font-size="10pt" officeooo:rsid="012726de" officeooo:paragraph-rsid="012726de" style:font-size-asian="10pt" style:font-size-complex="10pt"/>
    </style:style>
    <style:style style:name="P46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officeooo:rsid="012726de" officeooo:paragraph-rsid="012726de" style:font-size-asian="10pt" style:font-size-complex="10pt"/>
    </style:style>
    <style:style style:name="P47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officeooo:rsid="01113699" officeooo:paragraph-rsid="01113699" style:font-size-asian="10pt" style:font-size-complex="10pt"/>
    </style:style>
    <style:style style:name="P48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officeooo:rsid="0111888d" officeooo:paragraph-rsid="0111888d" style:font-size-asian="10pt" style:font-size-complex="10pt"/>
    </style:style>
    <style:style style:name="P49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officeooo:rsid="0111ef9d" officeooo:paragraph-rsid="0111ef9d" style:font-size-asian="10pt" style:font-size-complex="10pt"/>
    </style:style>
    <style:style style:name="P50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officeooo:rsid="0113d4c3" officeooo:paragraph-rsid="0113d4c3" style:font-size-asian="10pt" style:font-size-complex="10pt"/>
    </style:style>
    <style:style style:name="P51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fo:font-size="10pt" officeooo:rsid="01146386" officeooo:paragraph-rsid="01146386" style:font-size-asian="10pt" style:font-size-complex="10pt"/>
    </style:style>
    <style:style style:name="P52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fo:font-size="10pt" officeooo:rsid="0132bf82" officeooo:paragraph-rsid="0132bf82" style:font-size-asian="10pt" style:font-size-complex="10pt"/>
    </style:style>
    <style:style style:name="P53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fo:font-size="10pt" officeooo:rsid="01343d27" officeooo:paragraph-rsid="01343d27" style:font-size-asian="10pt" style:font-size-complex="10pt"/>
    </style:style>
    <style:style style:name="P54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0pt" officeooo:rsid="01343d27" officeooo:paragraph-rsid="01343d27" style:font-size-asian="10pt" style:font-size-complex="10pt"/>
    </style:style>
    <style:style style:name="P55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fo:font-size="10pt" officeooo:rsid="0127297a" officeooo:paragraph-rsid="0127297a" style:font-size-asian="8.75pt" style:font-size-complex="10pt"/>
    </style:style>
    <style:style style:name="P56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fo:font-size="10pt" style:text-underline-style="solid" style:text-underline-width="auto" style:text-underline-color="font-color" officeooo:rsid="01343d27" officeooo:paragraph-rsid="01343d27" style:font-size-asian="10pt" style:font-size-complex="10pt"/>
    </style:style>
    <style:style style:name="P57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12726de"/>
    </style:style>
    <style:style style:name="P58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officeooo:paragraph-rsid="0130a428"/>
    </style:style>
    <style:style style:name="P59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officeooo:paragraph-rsid="0127297a"/>
    </style:style>
    <style:style style:name="P60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officeooo:paragraph-rsid="012ace75"/>
    </style:style>
    <style:style style:name="P61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officeooo:paragraph-rsid="01343d27"/>
    </style:style>
    <style:style style:name="P62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officeooo:paragraph-rsid="0132bf82"/>
    </style:style>
    <style:style style:name="P63" style:family="paragraph" style:parent-style-name="Text_20_body" style:list-style-name="L9">
      <style:paragraph-properties fo:margin-top="0cm" fo:margin-bottom="0cm" loext:contextual-spacing="false" fo:text-align="justify" style:justify-single-word="false"/>
      <style:text-properties officeooo:paragraph-rsid="012c88ff"/>
    </style:style>
    <style:style style:name="P64" style:family="paragraph" style:parent-style-name="Text_20_body" style:list-style-name="L9">
      <style:paragraph-properties fo:margin-top="0cm" fo:margin-bottom="0cm" loext:contextual-spacing="false" fo:text-align="justify" style:justify-single-word="false"/>
      <style:text-properties officeooo:paragraph-rsid="011e9e5e"/>
    </style:style>
    <style:style style:name="P65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12pt" fo:font-style="normal" style:text-underline-style="solid" style:text-underline-width="auto" style:text-underline-color="font-color" officeooo:rsid="012726de" officeooo:paragraph-rsid="012726de" style:font-size-asian="12pt" style:font-style-asian="normal" style:font-size-complex="12pt" style:font-style-complex="normal"/>
    </style:style>
    <style:style style:name="P66" style:family="paragraph" style:parent-style-name="Text_20_body" style:list-style-name="L4">
      <style:paragraph-properties fo:margin-top="0cm" fo:margin-bottom="0cm" loext:contextual-spacing="false" fo:text-align="justify" style:justify-single-word="false"/>
      <style:text-properties officeooo:rsid="01343d27" officeooo:paragraph-rsid="01343d27"/>
    </style:style>
    <style:style style:name="P67" style:family="paragraph" style:parent-style-name="Text_20_body" style:list-style-name="L5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28fd76" officeooo:paragraph-rsid="0128fd76" style:font-size-asian="10pt" style:font-style-asian="normal" style:font-size-complex="10pt" style:font-style-complex="normal"/>
    </style:style>
    <style:style style:name="P68" style:family="paragraph" style:parent-style-name="Text_20_body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28fd76" officeooo:paragraph-rsid="0128fd76" style:font-size-asian="10pt" style:font-style-asian="normal" style:font-size-complex="10pt" style:font-style-complex="normal"/>
    </style:style>
    <style:style style:name="P69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28fd76" officeooo:paragraph-rsid="0128fd76" style:font-size-asian="10pt" style:font-style-asian="normal" style:font-size-complex="10pt" style:font-style-complex="normal"/>
    </style:style>
    <style:style style:name="P70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1888ef" officeooo:paragraph-rsid="011888ef" style:font-size-asian="10pt" style:font-style-asian="normal" style:font-size-complex="10pt" style:font-style-complex="normal"/>
    </style:style>
    <style:style style:name="P71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1888ef" officeooo:paragraph-rsid="0128fd76" style:font-size-asian="10pt" style:font-style-asian="normal" style:font-size-complex="10pt" style:font-style-complex="normal"/>
    </style:style>
    <style:style style:name="P72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32bf82" officeooo:paragraph-rsid="0132bf82" style:font-size-asian="10pt" style:font-style-asian="normal" style:font-size-complex="10pt" style:font-style-complex="normal"/>
    </style:style>
    <style:style style:name="P73" style:family="paragraph" style:parent-style-name="Text_20_body" style:list-style-name="L7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19c12f" officeooo:paragraph-rsid="0119c12f" style:font-size-asian="10pt" style:font-style-asian="normal" style:font-size-complex="10pt" style:font-style-complex="normal"/>
    </style:style>
    <style:style style:name="P74" style:family="paragraph" style:parent-style-name="Text_20_body" style:list-style-name="L9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1e9e5e" officeooo:paragraph-rsid="012c88ff" style:font-size-asian="10pt" style:font-style-asian="normal" style:font-size-complex="10pt" style:font-style-complex="normal"/>
    </style:style>
    <style:style style:name="P75" style:family="paragraph" style:parent-style-name="Text_20_body" style:list-style-name="L10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1f71ce" officeooo:paragraph-rsid="012c88ff" style:font-size-asian="10pt" style:font-style-asian="normal" style:font-size-complex="10pt" style:font-style-complex="normal"/>
    </style:style>
    <style:style style:name="P76" style:family="paragraph" style:parent-style-name="Text_20_body" style:list-style-name="L10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1f71ce" officeooo:paragraph-rsid="011f71ce" style:font-size-asian="10pt" style:font-style-asian="normal" style:font-size-complex="10pt" style:font-style-complex="normal"/>
    </style:style>
    <style:style style:name="P77" style:family="paragraph" style:parent-style-name="Text_20_body" style:list-style-name="L10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officeooo:rsid="0120ffbb" officeooo:paragraph-rsid="0120ffbb" style:font-size-asian="10pt" style:font-style-asian="normal" style:font-size-complex="10pt" style:font-style-complex="normal"/>
    </style:style>
    <style:style style:name="P78" style:family="paragraph" style:parent-style-name="Text_20_body" style:list-style-name="L5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fo:font-weight="bold" officeooo:rsid="0128fd76" officeooo:paragraph-rsid="0128fd76" style:font-size-asian="10pt" style:font-style-asian="normal" style:font-weight-asian="bold" style:font-size-complex="10pt" style:font-style-complex="normal" style:font-weight-complex="bold"/>
    </style:style>
    <style:style style:name="P79" style:family="paragraph" style:parent-style-name="Text_20_body" style:list-style-name="L10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fo:font-weight="bold" officeooo:rsid="011f71ce" officeooo:paragraph-rsid="011f71ce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Text_20_body" style:list-style-name="L6">
      <style:paragraph-properties fo:margin-top="0cm" fo:margin-bottom="0cm" loext:contextual-spacing="false" fo:text-align="justify" style:justify-single-word="false"/>
      <style:text-properties style:text-line-through-style="none" style:text-line-through-type="none" fo:font-size="10pt" fo:font-style="normal" style:text-underline-style="solid" style:text-underline-width="auto" style:text-underline-color="font-color" officeooo:rsid="0132bf82" officeooo:paragraph-rsid="0132bf82" style:font-size-asian="10pt" style:font-style-asian="normal" style:font-size-complex="10pt" style:font-style-complex="normal"/>
    </style:style>
    <style:style style:name="P81" style:family="paragraph" style:parent-style-name="Text_20_body">
      <style:paragraph-properties fo:margin-top="0cm" fo:margin-bottom="0.046cm" loext:contextual-spacing="false" fo:text-align="justify" style:justify-single-word="false"/>
      <style:text-properties fo:font-size="12pt" fo:font-style="normal" style:text-underline-style="solid" style:text-underline-width="auto" style:text-underline-color="font-color" officeooo:rsid="0128fd76" officeooo:paragraph-rsid="0128fd76" style:font-size-asian="10.5pt" style:font-style-asian="normal" style:font-size-complex="12pt" style:font-style-complex="normal"/>
    </style:style>
    <style:style style:name="P82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fo:font-size="10pt" fo:font-style="normal" officeooo:rsid="01167aad" officeooo:paragraph-rsid="01167aad" style:font-size-asian="10pt" style:font-style-asian="normal" style:font-size-complex="10pt" style:font-style-complex="normal"/>
    </style:style>
    <style:style style:name="P83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fo:font-size="10pt" fo:font-style="normal" officeooo:rsid="0116c76d" officeooo:paragraph-rsid="0116c76d" style:font-size-asian="10pt" style:font-style-asian="normal" style:font-size-complex="10pt" style:font-style-complex="normal"/>
    </style:style>
    <style:style style:name="P84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fo:font-size="10pt" fo:font-style="normal" officeooo:rsid="011776da" officeooo:paragraph-rsid="011776da" style:font-size-asian="10pt" style:font-style-asian="normal" style:font-size-complex="10pt" style:font-style-complex="normal"/>
    </style:style>
    <style:style style:name="P85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fo:font-size="10pt" fo:font-style="normal" fo:font-weight="bold" officeooo:rsid="01167aad" officeooo:paragraph-rsid="01167aad" style:font-size-asian="10pt" style:font-style-asian="normal" style:font-weight-asian="bold" style:font-size-complex="10pt" style:font-style-complex="normal" style:font-weight-complex="bold"/>
    </style:style>
    <style:style style:name="P86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fo:font-size="10pt" fo:font-style="normal" fo:font-weight="bold" officeooo:rsid="0116c76d" officeooo:paragraph-rsid="0116c76d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fo:font-size="10pt" fo:font-style="normal" fo:font-weight="bold" officeooo:rsid="011776da" officeooo:paragraph-rsid="011776da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fo:font-size="10pt" fo:font-style="normal" fo:font-weight="normal" officeooo:rsid="0127297a" officeooo:paragraph-rsid="0127297a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Text_20_body" style:list-style-name="L5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776da" officeooo:paragraph-rsid="011776da" style:font-size-asian="10pt" style:font-style-asian="normal" style:font-size-complex="10pt" style:font-style-complex="normal"/>
    </style:style>
    <style:style style:name="P90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b2ebb" officeooo:paragraph-rsid="011b2ebb" style:font-size-asian="10pt" style:font-style-asian="normal" style:font-size-complex="10pt" style:font-style-complex="normal"/>
    </style:style>
    <style:style style:name="P91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c0af5" officeooo:paragraph-rsid="011c0af5" style:font-size-asian="10pt" style:font-style-asian="normal" style:font-size-complex="10pt" style:font-style-complex="normal"/>
    </style:style>
    <style:style style:name="P92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c0af5" officeooo:paragraph-rsid="012ace75" style:font-size-asian="10pt" style:font-style-asian="normal" style:font-size-complex="10pt" style:font-style-complex="normal"/>
    </style:style>
    <style:style style:name="P93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daca4" officeooo:paragraph-rsid="011daca4" style:font-size-asian="10pt" style:font-style-asian="normal" style:font-size-complex="10pt" style:font-style-complex="normal"/>
    </style:style>
    <style:style style:name="P94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dd065" officeooo:paragraph-rsid="011dd065" style:font-size-asian="10pt" style:font-style-asian="normal" style:font-size-complex="10pt" style:font-style-complex="normal"/>
    </style:style>
    <style:style style:name="P95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dd065" officeooo:paragraph-rsid="0130a428" style:font-size-asian="10pt" style:font-style-asian="normal" style:font-size-complex="10pt" style:font-style-complex="normal"/>
    </style:style>
    <style:style style:name="P96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dd065" officeooo:paragraph-rsid="012ace75" style:font-size-asian="10pt" style:font-style-asian="normal" style:font-size-complex="10pt" style:font-style-complex="normal"/>
    </style:style>
    <style:style style:name="P97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e6902" officeooo:paragraph-rsid="011e6902" style:font-size-asian="10pt" style:font-style-asian="normal" style:font-size-complex="10pt" style:font-style-complex="normal"/>
    </style:style>
    <style:style style:name="P98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e6902" officeooo:paragraph-rsid="011e9e5e" style:font-size-asian="10pt" style:font-style-asian="normal" style:font-size-complex="10pt" style:font-style-complex="normal"/>
    </style:style>
    <style:style style:name="P99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officeooo:rsid="011e9e5e" officeooo:paragraph-rsid="011e9e5e" style:font-size-asian="10pt" style:font-style-asian="normal" style:font-size-complex="10pt" style:font-style-complex="normal"/>
    </style:style>
    <style:style style:name="P100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fo:font-weight="bold" officeooo:rsid="011dd065" officeooo:paragraph-rsid="011dd065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fo:font-weight="bold" officeooo:rsid="011dd065" officeooo:paragraph-rsid="0130a428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fo:font-weight="bold" officeooo:rsid="011dd065" officeooo:paragraph-rsid="012ace75" style:font-size-asian="10pt" style:font-style-asian="normal" style:font-weight-asian="bold" style:font-size-complex="10pt" style:font-style-complex="normal" style:font-weight-complex="bold"/>
    </style:style>
    <style:style style:name="P103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fo:font-weight="bold" officeooo:rsid="0130a428" officeooo:paragraph-rsid="0130a428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fo:font-weight="bold" officeooo:rsid="011e6902" officeooo:paragraph-rsid="011e6902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Text_20_body" style:list-style-name="L8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0pt" fo:font-style="normal" fo:font-weight="bold" officeooo:rsid="011e9e5e" officeooo:paragraph-rsid="011e9e5e" style:font-size-asian="10pt" style:font-style-asian="normal" style:font-weight-asian="bold" style:font-size-complex="10pt" style:font-style-complex="normal" style:font-weight-complex="bold"/>
    </style:style>
    <style:style style:name="P106" style:family="paragraph" style:parent-style-name="Text_20_body">
      <style:paragraph-properties fo:margin-top="0cm" fo:margin-bottom="0.046cm" loext:contextual-spacing="false" fo:text-align="justify" style:justify-single-word="false"/>
      <style:text-properties style:text-line-through-style="none" style:text-line-through-type="none" fo:font-size="12pt" fo:font-style="normal" style:text-underline-style="solid" style:text-underline-width="auto" style:text-underline-color="font-color" officeooo:rsid="012ace75" officeooo:paragraph-rsid="012ace75" style:font-size-asian="12pt" style:font-style-asian="normal" style:font-size-complex="12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11089f3" style:font-style-asian="normal" style:font-style-complex="normal"/>
    </style:style>
    <style:style style:name="T3" style:family="text">
      <style:text-properties fo:font-style="normal" officeooo:rsid="01113699" style:font-style-asian="normal" style:font-style-complex="normal"/>
    </style:style>
    <style:style style:name="T4" style:family="text">
      <style:text-properties fo:font-style="normal" officeooo:rsid="0113d4c3" style:font-style-asian="normal" style:font-style-complex="normal"/>
    </style:style>
    <style:style style:name="T5" style:family="text">
      <style:text-properties fo:font-style="normal" officeooo:rsid="01164314" style:font-style-asian="normal" style:font-style-complex="normal"/>
    </style:style>
    <style:style style:name="T6" style:family="text">
      <style:text-properties fo:font-style="normal" officeooo:rsid="012726de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12726de" style:font-style-asian="normal" style:font-style-complex="normal"/>
    </style:style>
    <style:style style:name="T9" style:family="text">
      <style:text-properties fo:font-style="normal" style:text-underline-style="none" officeooo:rsid="012ebf38" style:font-style-asian="normal" style:font-style-complex="normal"/>
    </style:style>
    <style:style style:name="T10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none" fo:font-weight="bold" officeooo:rsid="012726de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fo:font-weight="bold" officeooo:rsid="011089f3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1113699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12726de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111ef9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113d4c3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12ebf38" style:font-style-asian="normal" style:font-weight-asian="bold" style:font-style-complex="normal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12726de" style:font-weight-asian="bold" style:font-weight-complex="bold"/>
    </style:style>
    <style:style style:name="T21" style:family="text">
      <style:text-properties fo:font-weight="bold" officeooo:rsid="0127297a" style:font-weight-asian="bold" style:font-weight-complex="bold"/>
    </style:style>
    <style:style style:name="T22" style:family="text">
      <style:text-properties fo:font-weight="bold" officeooo:rsid="01239be3" style:font-weight-asian="bold" style:font-weight-complex="bold"/>
    </style:style>
    <style:style style:name="T23" style:family="text">
      <style:text-properties fo:font-weight="bold" officeooo:rsid="011c0af5" style:font-weight-asian="bold" style:font-weight-complex="bold"/>
    </style:style>
    <style:style style:name="T24" style:family="text">
      <style:text-properties fo:font-weight="bold" officeooo:rsid="012ace75" style:font-weight-asian="bold" style:font-weight-complex="bold"/>
    </style:style>
    <style:style style:name="T25" style:family="text">
      <style:text-properties fo:font-weight="bold" officeooo:rsid="012c88ff" style:font-weight-asian="bold" style:font-weight-complex="bold"/>
    </style:style>
    <style:style style:name="T26" style:family="text">
      <style:text-properties fo:font-weight="bold" officeooo:rsid="012d3529" style:font-weight-asian="bold" style:font-weight-complex="bold"/>
    </style:style>
    <style:style style:name="T27" style:family="text">
      <style:text-properties fo:font-weight="bold" officeooo:rsid="0130a428" style:font-weight-asian="bold" style:font-weight-complex="bold"/>
    </style:style>
    <style:style style:name="T28" style:family="text">
      <style:text-properties officeooo:rsid="011089f3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officeooo:rsid="0111ef9d"/>
    </style:style>
    <style:style style:name="T32" style:family="text">
      <style:text-properties officeooo:rsid="01167aad"/>
    </style:style>
    <style:style style:name="T33" style:family="text">
      <style:text-properties style:text-line-through-style="solid" style:text-line-through-type="single"/>
    </style:style>
    <style:style style:name="T34" style:family="text">
      <style:text-properties style:text-line-through-style="solid" style:text-line-through-type="single" fo:font-weight="bold" style:font-weight-asian="bold" style:font-weight-complex="bold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b2ebb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style:text-underline-style="solid" style:text-underline-width="auto" style:text-underline-color="font-color" fo:font-weight="normal" style:font-weight-asian="normal" style:font-weight-complex="normal"/>
    </style:style>
    <style:style style:name="T38" style:family="text">
      <style:text-properties style:text-line-through-style="none" style:text-line-through-type="none" style:text-underline-style="solid" style:text-underline-width="auto" style:text-underline-color="font-color" fo:font-weight="normal" officeooo:rsid="01179b1b" style:font-weight-asian="normal" style:font-weight-complex="normal"/>
    </style:style>
    <style:style style:name="T39" style:family="text">
      <style:text-properties style:text-line-through-style="none" style:text-line-through-type="none" officeooo:rsid="01239be3"/>
    </style:style>
    <style:style style:name="T40" style:family="text">
      <style:text-properties style:text-line-through-style="none" style:text-line-through-type="none" fo:font-weight="bold" style:font-weight-asian="bold" style:font-weight-complex="bold"/>
    </style:style>
    <style:style style:name="T41" style:family="text">
      <style:text-properties style:text-line-through-style="none" style:text-line-through-type="none" fo:font-size="10pt" fo:font-style="normal" officeooo:rsid="011e9e5e" style:font-size-asian="10pt" style:font-style-asian="normal" style:font-size-complex="10pt" style:font-style-complex="normal"/>
    </style:style>
    <style:style style:name="T42" style:family="text">
      <style:text-properties style:text-line-through-style="none" style:text-line-through-type="none" fo:font-size="10pt" fo:font-style="normal" officeooo:rsid="011f71ce" style:font-size-asian="10pt" style:font-style-asian="normal" style:font-size-complex="10pt" style:font-style-complex="normal"/>
    </style:style>
    <style:style style:name="T43" style:family="text">
      <style:text-properties style:text-line-through-style="none" style:text-line-through-type="none" fo:font-size="10pt" fo:font-style="normal" officeooo:rsid="0132bf82" style:font-size-asian="10pt" style:font-style-asian="normal" style:font-size-complex="10pt" style:font-style-complex="normal"/>
    </style:style>
    <style:style style:name="T44" style:family="text">
      <style:text-properties style:text-line-through-style="none" style:text-line-through-type="none" fo:font-size="10pt" fo:font-style="normal" fo:font-weight="bold" officeooo:rsid="0132bf82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officeooo:rsid="0119c12f"/>
    </style:style>
    <style:style style:name="T46" style:family="text">
      <style:text-properties officeooo:rsid="011b2ebb"/>
    </style:style>
    <style:style style:name="T47" style:family="text">
      <style:text-properties officeooo:rsid="011c0af5"/>
    </style:style>
    <style:style style:name="T48" style:family="text">
      <style:text-properties officeooo:rsid="011dd065"/>
    </style:style>
    <style:style style:name="T49" style:family="text">
      <style:text-properties officeooo:rsid="011e6902"/>
    </style:style>
    <style:style style:name="T50" style:family="text">
      <style:text-properties officeooo:rsid="0122c165"/>
    </style:style>
    <style:style style:name="T51" style:family="text">
      <style:text-properties officeooo:rsid="01239be3"/>
    </style:style>
    <style:style style:name="T52" style:family="text">
      <style:text-properties officeooo:rsid="012726de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style:text-underline-style="solid" style:text-underline-width="auto" style:text-underline-color="font-color" officeooo:rsid="0127297a"/>
    </style:style>
    <style:style style:name="T55" style:family="text">
      <style:text-properties style:text-underline-style="solid" style:text-underline-width="auto" style:text-underline-color="font-color" officeooo:rsid="012c88ff"/>
    </style:style>
    <style:style style:name="T56" style:family="text">
      <style:text-properties style:text-underline-style="solid" style:text-underline-width="auto" style:text-underline-color="font-color" officeooo:rsid="0130a428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12d3529" style:font-weight-asian="normal" style:font-weight-complex="normal"/>
    </style:style>
    <style:style style:name="T59" style:family="text">
      <style:text-properties fo:font-weight="normal" officeooo:rsid="0130a428" style:font-weight-asian="normal" style:font-weight-complex="normal"/>
    </style:style>
    <style:style style:name="T6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1" style:family="text">
      <style:text-properties fo:font-size="12pt" style:text-underline-style="solid" style:text-underline-width="auto" style:text-underline-color="font-color" officeooo:rsid="0127297a" style:font-size-asian="12pt" style:font-size-complex="12pt"/>
    </style:style>
    <style:style style:name="T62" style:family="text">
      <style:text-properties fo:font-size="10pt" fo:font-style="normal" style:text-underline-style="none" fo:font-weight="bold" officeooo:rsid="012726de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fo:font-size="10pt" fo:font-style="normal" style:text-underline-style="none" officeooo:rsid="012726de" style:font-size-asian="10pt" style:font-style-asian="normal" style:font-size-complex="10pt" style:font-style-complex="normal"/>
    </style:style>
    <style:style style:name="T64" style:family="text">
      <style:text-properties fo:font-size="10pt" fo:font-style="normal" fo:font-weight="bold" officeooo:rsid="012ace75" style:font-size-asian="8.75pt" style:font-style-asian="normal" style:font-weight-asian="bold" style:font-size-complex="10pt" style:font-style-complex="normal" style:font-weight-complex="bold"/>
    </style:style>
    <style:style style:name="T65" style:family="text">
      <style:text-properties fo:font-size="10pt" fo:font-style="normal" fo:font-weight="bold" officeooo:rsid="01343d27" style:font-size-asian="8.75pt" style:font-style-asian="normal" style:font-weight-asian="bold" style:font-size-complex="10pt" style:font-style-complex="normal" style:font-weight-complex="bold"/>
    </style:style>
    <style:style style:name="T66" style:family="text">
      <style:text-properties fo:font-size="10pt" style:font-size-asian="10pt" style:font-size-complex="10pt"/>
    </style:style>
    <style:style style:name="T67" style:family="text">
      <style:text-properties fo:font-size="10pt" officeooo:rsid="0127297a" style:font-size-asian="10pt" style:font-size-complex="10pt"/>
    </style:style>
    <style:style style:name="T68" style:family="text">
      <style:text-properties fo:font-size="10pt" officeooo:rsid="0130a428" style:font-size-asian="10pt" style:font-size-complex="10pt"/>
    </style:style>
    <style:style style:name="T69" style:family="text">
      <style:text-properties fo:font-size="10pt" officeooo:rsid="0132bf82" style:font-size-asian="10pt" style:font-size-complex="10pt"/>
    </style:style>
    <style:style style:name="T70" style:family="text">
      <style:text-properties fo:font-size="10pt" officeooo:rsid="01343d27" style:font-size-asian="10pt" style:font-size-complex="10pt"/>
    </style:style>
    <style:style style:name="T71" style:family="text">
      <style:text-properties fo:font-size="10pt" officeooo:rsid="0127297a" style:font-size-asian="8.75pt" style:font-size-complex="10pt"/>
    </style:style>
    <style:style style:name="T72" style:family="text">
      <style:text-properties fo:font-size="10pt" fo:font-weight="bold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127297a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1343d27" style:font-size-asian="10pt" style:font-weight-asian="bold" style:font-size-complex="10pt" style:font-weight-complex="bold"/>
    </style:style>
    <style:style style:name="T75" style:family="text">
      <style:text-properties fo:font-size="10pt" fo:font-weight="bold" officeooo:rsid="0127297a" style:font-size-asian="8.75pt" style:font-weight-asian="bold" style:font-size-complex="10pt" style:font-weight-complex="bold"/>
    </style:style>
    <style:style style:name="T76" style:family="text">
      <style:text-properties officeooo:rsid="0127297a"/>
    </style:style>
    <style:style style:name="T77" style:family="text">
      <style:text-properties officeooo:rsid="0128fd76"/>
    </style:style>
    <style:style style:name="T78" style:family="text">
      <style:text-properties officeooo:rsid="012ace75"/>
    </style:style>
    <style:style style:name="T79" style:family="text">
      <style:text-properties officeooo:rsid="012c88ff"/>
    </style:style>
    <style:style style:name="T80" style:family="text">
      <style:text-properties officeooo:rsid="012d3529"/>
    </style:style>
    <style:style style:name="T81" style:family="text">
      <style:text-properties officeooo:rsid="012ebf38"/>
    </style:style>
    <style:style style:name="T82" style:family="text">
      <style:text-properties officeooo:rsid="0130a428"/>
    </style:style>
    <style:style style:name="T83" style:family="text">
      <style:text-properties officeooo:rsid="01316602"/>
    </style:style>
    <style:style style:name="T84" style:family="text">
      <style:text-properties officeooo:rsid="013635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esión 1. <text:span text:style-name="T28">(SSH Ubuntu)</text:span> <text:s text:c="63"/></text:p>
      <text:p text:style-name="P13"/>
      <text:p text:style-name="P14"><text:span text:style-name="T19">telnet</text:span>: no encripta por lo que se creó </text:p>
      <text:p text:style-name="P14"><text:span text:style-name="T19">ssh</text:span>: (Secure Shell)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row>
          <table:table-cell table:style-name="Table1.A1" office:value-type="string">
            <text:p text:style-name="P25">SSH</text:p>
          </table:table-cell>
          <table:table-cell table:style-name="Table1.A1" office:value-type="string">
            <text:p text:style-name="P25">Instalado</text:p>
          </table:table-cell>
          <table:table-cell table:style-name="Table1.A1" office:value-type="string">
            <text:p text:style-name="P29"/>
          </table:table-cell>
          <table:table-cell table:style-name="Table1.A1" office:value-type="string">
            <text:p text:style-name="P26">Arch config</text:p>
          </table:table-cell>
          <table:table-cell table:style-name="Table1.A1" office:value-type="string">
            <text:p text:style-name="P26">Root ?</text:p>
          </table:table-cell>
          <table:table-cell table:style-name="Table1.F1" office:value-type="string">
            <text:p text:style-name="P27">FW</text:p>
          </table:table-cell>
        </table:table-row>
        <table:table-row>
          <table:table-cell table:style-name="Table1.A2" office:value-type="string">
            <text:p text:style-name="P25">Ubuntu</text:p>
          </table:table-cell>
          <table:table-cell table:style-name="Table1.B2" office:value-type="string">
            <text:p text:style-name="P25">NO</text:p>
          </table:table-cell>
          <table:table-cell table:style-name="Table1.B2" office:value-type="string">
            <text:p text:style-name="P25">ssh/sshd</text:p>
          </table:table-cell>
          <table:table-cell table:style-name="Table1.B2" office:value-type="string">
            <text:p text:style-name="P26">No comentario</text:p>
          </table:table-cell>
          <table:table-cell table:style-name="Table1.B2" office:value-type="string">
            <text:p text:style-name="P26">NO</text:p>
          </table:table-cell>
          <table:table-cell table:style-name="Table1.F2" office:value-type="string">
            <text:p text:style-name="P27">NO</text:p>
          </table:table-cell>
        </table:table-row>
        <table:table-row>
          <table:table-cell table:style-name="Table1.A2" office:value-type="string">
            <text:p text:style-name="P25">CentOS</text:p>
          </table:table-cell>
          <table:table-cell table:style-name="Table1.B2" office:value-type="string">
            <text:p text:style-name="P25">SI</text:p>
          </table:table-cell>
          <table:table-cell table:style-name="Table1.B2" office:value-type="string">
            <text:p text:style-name="P25"><text:span text:style-name="T31">s</text:span>shd</text:p>
          </table:table-cell>
          <table:table-cell table:style-name="Table1.B2" office:value-type="string">
            <text:p text:style-name="P26">comentario</text:p>
          </table:table-cell>
          <table:table-cell table:style-name="Table1.B2" office:value-type="string">
            <text:p text:style-name="P26">SI</text:p>
          </table:table-cell>
          <table:table-cell table:style-name="Table1.F2" office:value-type="string">
            <text:p text:style-name="P27">SI</text:p>
          </table:table-cell>
        </table:table-row>
      </table:table>
      <text:p text:style-name="P30"/>
      <text:p text:style-name="P30">Comandos:</text:p>
      <text:list xml:id="list242585116" text:style-name="L1">
        <text:list-item>
          <text:p text:style-name="P42"><text:span text:style-name="T11">ps -xf</text:span><text:span text:style-name="T8">: muestra todos los procesos en ejecución.</text:span></text:p>
          <text:list>
            <text:list-item>
              <text:p text:style-name="P42"><text:span text:style-name="T11">x</text:span><text:span text:style-name="T8">: procesos que no están siendo ejecutados por ninguna terminal (también).</text:span></text:p>
            </text:list-item>
            <text:list-item>
              <text:p text:style-name="P42"><text:span text:style-name="T11">f:</text:span><text:span text:style-name="T8"> formato "forest" ("bosque") de familias en forma de árbol.</text:span></text:p>
            </text:list-item>
            <text:list-item>
              <text:p text:style-name="P45"><text:span text:style-name="T10">Af</text:span><text:span text:style-name="T7">: </text:span><text:span text:style-name="T9">todos los procesos</text:span></text:p>
            </text:list-item>
          </text:list>
        </text:list-item>
        <text:list-item>
          <text:p text:style-name="P42"><text:span text:style-name="T11">ssh &lt;ipservidor&gt; -l &lt;usuario&gt; -v</text:span><text:span text:style-name="T8">: conecta con un servidor remoto a través de ssh.</text:span></text:p>
          <text:list>
            <text:list-item>
              <text:p text:style-name="P42"><text:span text:style-name="T11">l</text:span><text:span text:style-name="T8">: usuario.</text:span></text:p>
            </text:list-item>
            <text:list-item>
              <text:p text:style-name="P42"><text:span text:style-name="T11">v</text:span><text:span text:style-name="T8">: verbose (muestra información extra).</text:span></text:p>
            </text:list-item>
          </text:list>
        </text:list-item>
        <text:list-item>
          <text:p text:style-name="P42"><text:span text:style-name="T11">apt shearch &lt;cadena&gt;</text:span><text:span text:style-name="T8">: busca los paquetes que se pueden instalar con apt.</text:span></text:p>
        </text:list-item>
        <text:list-item>
          <text:p text:style-name="P42"><text:span text:style-name="T11">apt install &lt;paquete&gt;</text:span><text:span text:style-name="T8">: instala el paquete indicado.</text:span></text:p>
        </text:list-item>
        <text:list-item>
          <text:p text:style-name="P42"><text:span text:style-name="T11">tasksel:</text:span><text:span text:style-name="T8"> abre la interfaz de instalación de servicios que lanza Ubuntu durante su instalación.</text:span></text:p>
        </text:list-item>
        <text:list-item>
          <text:p text:style-name="P42"><text:span text:style-name="T11">ssh-keygen</text:span><text:span text:style-name="T8">: genera un par de claves pública y privada.</text:span></text:p>
        </text:list-item>
        <text:list-item>
          <text:p text:style-name="P57"><text:span text:style-name="T62">ssh-copy-id &lt;usuario&gt;@&lt;ipservidor&gt; -p &lt;puerto&gt;</text:span><text:span text:style-name="T63">: copia la clave publica en el servidor destino. (necesario usuario y contraseña a no ser que ya haya sido configurado para acceder con llaves previamente).</text:span></text:p>
        </text:list-item>
      </text:list>
      <text:p text:style-name="P6">Ubuntu:</text:p>
      <text:list xml:id="list3287207320" text:style-name="L2">
        <text:list-item>
          <text:p text:style-name="P46"><text:span text:style-name="T2">C</text:span><text:span text:style-name="T1">omprobamos que ssh no está instalado con </text:span><text:span text:style-name="T12">ps -xf |grep ssh</text:span></text:p>
        </text:list-item>
        <text:list-item>
          <text:p text:style-name="P43"><text:span text:style-name="T13">sudo tasksel</text:span><text:span text:style-name="T2"> ó </text:span><text:span text:style-name="T3">con </text:span><text:span text:style-name="T14">apt </text:span><text:span text:style-name="T15">i</text:span><text:span text:style-name="T14">nstall openssh-server</text:span><text:span text:style-name="T3"> (es mejor porque vemos las dependencias</text:span><text:span text:style-name="T6">).</text:span></text:p>
        </text:list-item>
        <text:list-item>
          <text:p text:style-name="P31">Como queremos configurar ssh vamos a ver la config por defecto con <text:span text:style-name="T19">ps -Af | grep ssh</text:span></text:p>
        </text:list-item>
        <text:list-item>
          <text:p text:style-name="P31">Vemos que hay un servicio sshd, el demonio de ssh que siempre está escuchando.</text:p>
        </text:list-item>
        <text:list-item>
          <text:p text:style-name="P31">Tendremos que conecta<text:span text:style-name="T81">r</text:span>mos a ese servidor sshd con el cliente ssh.</text:p>
        </text:list-item>
        <text:list-item>
          <text:p text:style-name="P47"><text:span text:style-name="T1">Los archivos de configuración están en </text:span><text:span text:style-name="T30">/etc/ssh/ssh_config</text:span><text:span text:style-name="T29"> y </text:span><text:span text:style-name="T30">etc/ssh/sshd_config</text:span></text:p>
        </text:list-item>
        <text:list-item>
          <text:p text:style-name="P31">Pro<text:span text:style-name="T50">b</text:span>amos usando <text:span text:style-name="T19">ssh localhost </text:span></text:p>
        </text:list-item>
        <text:list-item>
          <text:p text:style-name="P32">Ahora provamos conexión con ssh desde la máquina anfitriona</text:p>
        </text:list-item>
        <text:list-item>
          <text:p text:style-name="P35">shh &lt;ip&gt; -l &lt;nombre user&gt;</text:p>
        </text:list-item>
      </text:list>
      <text:p text:style-name="P65"/>
      <text:p text:style-name="P65"/>
      <text:p text:style-name="P65"><text:soft-page-break/></text:p>
      <text:p text:style-name="P19"><text:span text:style-name="T54">CentOSt</text:span>: </text:p>
      <text:list xml:id="list183633606790838" text:continue-numbering="true" text:style-name="L2">
        <text:list-item>
          <text:p text:style-name="P48"><text:span text:style-name="T1">En </text:span><text:span text:style-name="T16">s</text:span><text:span text:style-name="T12">ystemctl status sshd</text:span><text:span text:style-name="T1"> para ver si funciona</text:span></text:p>
        </text:list-item>
        <text:list-item>
          <text:p text:style-name="P33">Copiamos la config antigua <text:span text:style-name="T19">cp /etc/ssh/sshd_config /etc/ssh/sshd_config_</text:span><text:span text:style-name="T20">orig</text:span></text:p>
        </text:list-item>
        <text:list-item>
          <text:p text:style-name="P49"><text:span text:style-name="T1">Editamos el archivo con </text:span><text:span text:style-name="T12">vi</text:span><text:span text:style-name="T17"> la linea de PermitRootLogin</text:span></text:p>
        </text:list-item>
        <text:list-item>
          <text:p text:style-name="P50"><text:span text:style-name="T4">R</text:span><text:span text:style-name="T1">estauramos el servicio </text:span><text:span text:style-name="T12">systemctl restart sshd</text:span></text:p>
        </text:list-item>
        <text:list-item>
          <text:p text:style-name="P34">Ahora vemos que no podemos acceder con root</text:p>
        </text:list-item>
        <text:list-item>
          <text:p text:style-name="P34">Ahora <text:span text:style-name="T19">cambiamos el puerto editando el archivo de configuración</text:span> a 22022, reiniciamos servicio y pro<text:span text:style-name="T82">b</text:span>amos.</text:p>
        </text:list-item>
        <text:list-item>
          <text:p text:style-name="P34">Ahora vamos a iniciar sesión sin contraseña.</text:p>
        </text:list-item>
      </text:list>
      <text:p text:style-name="P65"/>
      <text:p text:style-name="P18"><text:span text:style-name="T60">Claves publicas </text:span><text:span text:style-name="T61">en el cliente</text:span><text:span text:style-name="T60">:</text:span> </text:p>
      <text:list xml:id="list183633165385239" text:continue-numbering="true" text:style-name="L2">
        <text:list-item>
          <text:p text:style-name="P51"><text:span text:style-name="T1">Generamos la llave pueblica en Centos o en la anfitriona para ubuntu con ssh-kaygen </text:span><text:span text:style-name="T5">(sin contraseña)</text:span></text:p>
        </text:list-item>
        <text:list-item>
          <text:p text:style-name="P36"><text:span text:style-name="T82">s</text:span>sh-keygen</text:p>
        </text:list-item>
        <text:list-item>
          <text:p text:style-name="P44"><text:span text:style-name="T6">Copiamos la clave con </text:span><text:span text:style-name="T18">s</text:span><text:span text:style-name="T19">sh-copy-i</text:span><text:span text:style-name="T20">d&lt;usuario&gt;@192,168,56,105 -p 22022</text:span><text:span text:style-name="T52"> pregunta usuario</text:span></text:p>
        </text:list-item>
        <text:list-item>
          <text:p text:style-name="P58"><text:span text:style-name="T67">Comprobamos que se copió bien y nos intentamos conect</text:span><text:span text:style-name="T68">a</text:span><text:span text:style-name="T67">r</text:span></text:p>
        </text:list-item>
        <text:list-item>
          <text:p text:style-name="P58"><text:span text:style-name="T73">ssh -p 22022 &lt;usuario&gt;@192,168,56,105 </text:span><text:span text:style-name="T67">y no pide contraseña.</text:span></text:p>
        </text:list-item>
      </text:list>
      <text:p text:style-name="P20"/>
      <text:p text:style-name="P20">Claves publicas en el servidor: </text:p>
      <text:list xml:id="list905956899" text:style-name="L3">
        <text:list-item>
          <text:p text:style-name="P55">Modificamos el acceso para que solo se puedan conectar si tienen nuestra clave privada. </text:p>
        </text:list-item>
        <text:list-item>
          <text:p text:style-name="P55"><text:span text:style-name="T27">v</text:span><text:span text:style-name="T19">i /etc/ssh/sshd_config</text:span> en <text:span text:style-name="T19">passwordAuthentication = no,</text:span> lo descomentamos </text:p>
        </text:list-item>
        <text:list-item>
          <text:p text:style-name="P55">Reiniciamos el servicio con <text:span text:style-name="T19">systemctl restar ssh.service</text:span></text:p>
        </text:list-item>
        <text:list-item>
          <text:p text:style-name="P55">Comprobamos el estado del servicio con st<text:span text:style-name="T82">a</text:span>us.</text:p>
        </text:list-item>
        <text:list-item>
          <text:p text:style-name="P59"><text:span text:style-name="T71">Probamos desde el cliente con </text:span><text:span text:style-name="T75">ssh -p 22022 usuario@192,168,56,105</text:span></text:p>
        </text:list-item>
      </text:list>
      <text:p text:style-name="P22"/>
      <text:p text:style-name="P22"/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4"><text:soft-page-break/>Sesión <text:span text:style-name="T32">2</text:span>. <text:span text:style-name="T28">(SSH CentOS)</text:span> <text:s text:c="63"/></text:p>
      <text:p text:style-name="P17"/>
      <text:p text:style-name="P17">Comandos de la practica:</text:p>
      <text:list xml:id="list976706282" text:style-name="L4">
        <text:list-item>
          <text:p text:style-name="P37">Sed</text:p>
          <text:list>
            <text:list-item>
              <text:p text:style-name="P39"><text:span text:style-name="T19">-i</text:span> modifica una linea</text:p>
            </text:list-item>
            <text:list-item>
              <text:p text:style-name="P39"><text:span text:style-name="T19">-e</text:span> sustituye una cadena por otra</text:p>
            </text:list-item>
          </text:list>
        </text:list-item>
        <text:list-item>
          <text:p text:style-name="P37">Journalctl</text:p>
          <text:list>
            <text:list-item>
              <text:p text:style-name="P39"><text:span text:style-name="T19">-x</text:span> muestra explicación de los errores producidos</text:p>
            </text:list-item>
            <text:list-item>
              <text:p text:style-name="P39"><text:span text:style-name="T19">-f </text:span>follow, hace un seguimiento de los errores en el tiempo</text:p>
            </text:list-item>
          </text:list>
        </text:list-item>
        <text:list-item>
          <text:p text:style-name="P37"><text:span text:style-name="T84">y</text:span>um provides</text:p>
        </text:list-item>
        <text:list-item>
          <text:p text:style-name="P37">Semanage</text:p>
          <text:list>
            <text:list-item>
              <text:p text:style-name="P39">-l muestra una lista</text:p>
            </text:list-item>
            <text:list-item>
              <text:p text:style-name="P39">-a añadir puerto nuevo</text:p>
            </text:list-item>
            <text:list-item>
              <text:p text:style-name="P39">-p puerto</text:p>
            </text:list-item>
            <text:list-item>
              <text:p text:style-name="P39">-t tipo de puerto</text:p>
            </text:list-item>
          </text:list>
        </text:list-item>
        <text:list-item>
          <text:p text:style-name="P37">Ufw status/enable/allow</text:p>
        </text:list-item>
        <text:list-item>
          <text:p text:style-name="P37">Firewall-cmd</text:p>
          <text:list>
            <text:list-header>
              <text:p text:style-name="P39">--add-port=</text:p>
            </text:list-header>
            <text:list-item>
              <text:p text:style-name="P39">--permanente</text:p>
            </text:list-item>
            <text:list-item>
              <text:p text:style-name="P39">–reload</text:p>
            </text:list-item>
          </text:list>
        </text:list-item>
        <text:list-item>
          <text:p text:style-name="P38">Rsync <text:span text:style-name="T82">&lt;parametros&gt; &lt;ruta1&gt; &lt;ruta2&gt;</text:span></text:p>
          <text:list>
            <text:list-item>
              <text:p text:style-name="P40">-a guarda metadatos, permisos, privilegios…</text:p>
            </text:list-item>
            <text:list-item>
              <text:p text:style-name="P40">-v vervose </text:p>
            </text:list-item>
            <text:list-item>
              <text:p text:style-name="P40">-i informe final</text:p>
            </text:list-item>
            <text:list-item>
              <text:p text:style-name="P40">-z comprime</text:p>
            </text:list-item>
            <text:list-item>
              <text:p text:style-name="P40">--delete </text:p>
            </text:list-item>
          </text:list>
        </text:list-item>
        <text:list-item>
          <text:p text:style-name="P40"><text:span text:style-name="T19">git init </text:span>(inicia el repositorio en la carpeta en la que estamos)</text:p>
        </text:list-item>
        <text:list-item>
          <text:p text:style-name="P40"><text:span text:style-name="T19">git log </text:span>(visualiza el log)</text:p>
        </text:list-item>
        <text:list-item>
          <text:p text:style-name="P40"><text:span text:style-name="T19">git status </text:span>(muestra el estado de git<text:span text:style-name="T78">)</text:span></text:p>
        </text:list-item>
        <text:list-item>
          <text:p text:style-name="P40"><text:span text:style-name="T19">git config</text:span> (configura el usuario de git)</text:p>
        </text:list-item>
        <text:list-item>
          <text:p text:style-name="P38">git add </text:p>
        </text:list-item>
        <text:list-item>
          <text:p text:style-name="P41"><text:span text:style-name="T19">git commit</text:span> (-m messange, --ammend modifica mensaje, -ammend -a add un archivo new</text:p>
        </text:list-item>
        <text:list-item>
          <text:p text:style-name="P60"><text:span text:style-name="T64">git diff </text:span><text:span text:style-name="T65">(</text:span><text:span text:style-name="T66">muestra las diferencias entre el work directory y el </text:span><text:span text:style-name="T70">staged</text:span><text:span text:style-name="T66"> area, </text:span><text:span text:style-name="T70">con –staged, con HEAD dif entre dir work y repositorio)</text:span></text:p>
        </text:list-item>
        <text:list-item>
          <text:p text:style-name="P61"><text:span text:style-name="T74">git revert</text:span><text:span text:style-name="T70"> &lt;commit&gt; en vez de perder el trabajo como con git reset, d</text:span><text:span text:style-name="T66">esaplicará al directorio de trabajo los cambios hechos en el commit especificado haciendo un nuevo commit</text:span></text:p>
        </text:list-item>
        <text:list-item>
          <text:p text:style-name="P66"><text:span text:style-name="T72">git branch</text:span><text:span text:style-name="T66"> muestra la rama </text:span></text:p>
        </text:list-item>
        <text:list-item>
          <text:p text:style-name="P66"><text:span text:style-name="T72">git checkout</text:span><text:span text:style-name="T66"> cambia de rama, con -b creamos rama y nos cambiamos</text:span></text:p>
        </text:list-item>
        <text:list-item>
          <text:p text:style-name="P66"><text:span text:style-name="T72">git stash</text:span><text:span text:style-name="T66"> salva el directorio sin hacer commit, git stash apply aplica el ultimo stash y con list los mostramos</text:span></text:p>
        </text:list-item>
        <text:list-item>
          <text:p text:style-name="P66"><text:soft-page-break/><text:span text:style-name="T72">git merge</text:span><text:span text:style-name="T66"> une una rama</text:span></text:p>
        </text:list-item>
        <text:list-item>
          <text:p text:style-name="P61"><text:span text:style-name="T74">git pull</text:span><text:span text:style-name="T70">, </text:span><text:span text:style-name="T66">Nos traemos (git fetch) los cambios del repositorio y unimos (git merge) con los del directorio de trabajo actua</text:span></text:p>
        </text:list-item>
      </text:list>
      <text:p text:style-name="P17"/>
      <text:p text:style-name="P16"><text:span text:style-name="T53">Clase </text:span><text:span text:style-name="T56">CentOs</text:span>: </text:p>
      <text:list xml:id="list1430159175" text:style-name="L5">
        <text:list-item>
          <text:p text:style-name="P82">editamos vi<text:span text:style-name="T19"> /etc/sshd/config quitamos el root de login</text:span></text:p>
        </text:list-item>
        <text:list-item>
          <text:p text:style-name="P82">reiniciamos el servicio con <text:span text:style-name="T19">systemclt restart sshd</text:span></text:p>
        </text:list-item>
        <text:list-item>
          <text:p text:style-name="P82">pro<text:span text:style-name="T82">b</text:span>amos desde el anfitrión si hay conexión con root</text:p>
        </text:list-item>
        <text:list-item>
          <text:p text:style-name="P82">vemos que no hay </text:p>
        </text:list-item>
        <text:list-item>
          <text:p text:style-name="P82">vamos a usar el sed para hacer el cambio de puerto</text:p>
        </text:list-item>
        <text:list-item>
          <text:p text:style-name="P82">man sed</text:p>
        </text:list-item>
        <text:list-item>
          <text:p text:style-name="P85">sed <text:s/>-e “s/#Port 22/Port 22022/” -i /etc/ssh/ssh_config</text:p>
        </text:list-item>
        <text:list-item>
          <text:p text:style-name="P85">cat /<text:span text:style-name="T29">etc/</text:span>ssh/sshd_config | grep Port</text:p>
        </text:list-item>
        <text:list-item>
          <text:p text:style-name="P82">sino funciona volvemos a sustituir </text:p>
        </text:list-item>
        <text:list-item>
          <text:p text:style-name="P82">reiniciamos servicio<text:span text:style-name="T19"> systemclt restart sshd</text:span></text:p>
        </text:list-item>
        <text:list-item>
          <text:p text:style-name="P83">como falla llamamos <text:span text:style-name="T19">journalclt -ex </text:span></text:p>
        </text:list-item>
        <text:list-item>
          <text:p text:style-name="P83">el error es que el puerto 22022 que no se puede utilizar </text:p>
        </text:list-item>
        <text:list-item>
          <text:p text:style-name="P83">leemos el archivo de configuración sshd_config y en el ultimo parrafo dice que hay que decirle a Selinux que nos deje el puerto:</text:p>
        </text:list-item>
        <text:list-item>
          <text:p text:style-name="P83">semanage no lo tenemos por lo que<text:span text:style-name="T19"> sudo yum install semanage</text:span> y no está buscamos con la opcion search pero no sirve porque salen solo librerías tenemos otra opción $ <text:span text:style-name="T19">yum </text:span><text:span text:style-name="T21">provides</text:span><text:span text:style-name="T19"> semanage</text:span></text:p>
        </text:list-item>
        <text:list-item>
          <text:p text:style-name="P83">antes había que levantar la targeta de red</text:p>
        </text:list-item>
        <text:list-item>
          <text:p text:style-name="P83">vemos que tenemos q<text:span text:style-name="T76">ue hacer </text:span><text:span text:style-name="T21">yum install</text:span> <text:span text:style-name="T19">policycoreutils-python -y</text:span></text:p>
        </text:list-item>
        <text:list-item>
          <text:p text:style-name="P83">man semanage</text:p>
        </text:list-item>
        <text:list-item>
          <text:p text:style-name="P86">semanage port -l ssh</text:p>
        </text:list-item>
        <text:list-item>
          <text:p text:style-name="P88">buscamos el de ssh con grep </text:p>
        </text:list-item>
        <text:list-item>
          <text:p text:style-name="P83"><text:span text:style-name="T76">sustituimos el puerto </text:span><text:span text:style-name="T19">semanage port -a -t ssh_por</text:span><text:span text:style-name="T22">t_</text:span><text:span text:style-name="T19">t -</text:span><text:span text:style-name="T22">p</text:span><text:span text:style-name="T19"> tcp 22022</text:span> así añadimos el puerto </text:p>
        </text:list-item>
        <text:list-item>
          <text:p text:style-name="P86">semanage port -l <text:span text:style-name="T77">| grep </text:span>ssh </text:p>
        </text:list-item>
        <text:list-item>
          <text:p text:style-name="P86">systemctl restart sshd</text:p>
        </text:list-item>
        <text:list-item>
          <text:p text:style-name="P86">systemclt status sshd</text:p>
        </text:list-item>
        <text:list-item>
          <text:p text:style-name="P84">funciona los ssh localhost pero desde fuera no debido a que el FW fireworks está cortando el paso lo configuramos</text:p>
        </text:list-item>
        <text:list-item>
          <text:p text:style-name="P84">firewall-cm sustituye a la complegidad de iptables</text:p>
        </text:list-item>
        <text:list-item>
          <text:p text:style-name="P84">miramos el manual man firewall-cm<text:span text:style-name="T51">d</text:span></text:p>
        </text:list-item>
        <text:list-item>
          <text:p text:style-name="P84">añadimos el puerto <text:span text:style-name="T19">firewall-cm --</text:span><text:span text:style-name="T40">add</text:span><text:span text:style-name="T34">-</text:span><text:span text:style-name="T40">port=22022/tcp </text:span></text:p>
        </text:list-item>
        <text:list-item>
          <text:p text:style-name="P89">funciona ya desde fuera</text:p>
        </text:list-item>
        <text:list-item>
          <text:p text:style-name="P89">pero al reinicial se va por lo que hay que añadir al comando anterior otra directiva</text:p>
        </text:list-item>
        <text:list-item>
          <text:p text:style-name="P87"><text:soft-page-break/><text:span text:style-name="T35">firewall-cm --add</text:span><text:span text:style-name="T33">-</text:span><text:span text:style-name="T35">port=22022/tcp <text:s/>--permane</text:span><text:span text:style-name="T39">nt</text:span></text:p>
        </text:list-item>
        <text:list-item>
          <text:p text:style-name="P89">pero hay que hacerlo en orden sino no se inicia, es decir lo ponemos y lo añadimos permanente </text:p>
          <text:list>
            <text:list-item>
              <text:p text:style-name="P67">En Ubuntu: </text:p>
              <text:list>
                <text:list-item>
                  <text:p text:style-name="P78">ufw status</text:p>
                </text:list-item>
                <text:list-item>
                  <text:p text:style-name="P78">ufw enable</text:p>
                </text:list-item>
                <text:list-item>
                  <text:p text:style-name="P78">ufw allow 22022</text:p>
                </text:list-item>
              </text:list>
            </text:list-item>
          </text:list>
        </text:list-item>
      </text:list>
      <text:p text:style-name="P68"/>
      <text:p text:style-name="P12"><text:span text:style-name="T38">C</text:span><text:span text:style-name="T37">opias de seguridad</text:span><text:span text:style-name="T36">:</text:span></text:p>
      <text:list xml:id="list3000698867" text:style-name="L6">
        <text:list-item>
          <text:p text:style-name="P70"><text:span text:style-name="T77">¿</text:span>Que diferencia una copia de archivos de una copia de seguridad?</text:p>
          <text:list>
            <text:list-item>
              <text:p text:style-name="P70">Los metadatos (como la fecha).</text:p>
            </text:list-item>
          </text:list>
        </text:list-item>
        <text:list-item>
          <text:p text:style-name="P70">Con estos comandos podemos crear una copia de seguridad añadiendo la fecha al final del nombre del archivo.</text:p>
        </text:list-item>
        <text:list-item>
          <text:p text:style-name="P69">La mejor forma de seguridad es en anillos, de fuera hacia adentro: CPDs distribuidos, maquina en el mismo edificio, RAID. </text:p>
        </text:list-item>
        <text:list-item>
          <text:p text:style-name="P71">Hay varios tipos de copias de seguridad:</text:p>
          <text:list>
            <text:list-item>
              <text:p text:style-name="P71"><text:span text:style-name="T19">Total</text:span>: hace copia de todo el sistem<text:span text:style-name="T77">a.</text:span></text:p>
            </text:list-item>
            <text:list-item>
              <text:p text:style-name="P71"><text:span text:style-name="T19">Parcial</text:span>: hace copia de una parte del sistema</text:p>
            </text:list-item>
            <text:list-item>
              <text:p text:style-name="P70"><text:span text:style-name="T19">Incremental</text:span>: compara las diferencias y las guarda con respecto a la última versión</text:p>
            </text:list-item>
          </text:list>
        </text:list-item>
        <text:list-item>
          <text:p text:style-name="P70">Al hacer la copia tenemos problemas con el espacio en disco y el tiempo. Con LVM evitamos poner en modo monousuario porque tiene snapshots (siempre que haya espacio suficiente)</text:p>
          <text:p text:style-name="P70"/>
        </text:list-item>
        <text:list-item>
          <text:p text:style-name="P80">Comandos de copia:</text:p>
          <text:list>
            <text:list-item>
              <text:p text:style-name="P72"><text:span text:style-name="T19">dd:</text:span> bit <text:s/>bit dd if=/… of=/.. o con .img de of que crea una magen de sda</text:p>
            </text:list-item>
            <text:list-item>
              <text:p text:style-name="P72"><text:span text:style-name="T19">cpio</text:span>: copia archivos a y desde</text:p>
            </text:list-item>
            <text:list-item>
              <text:p text:style-name="P72"><text:span text:style-name="T19">tar</text:span>: crea un empaquetado</text:p>
            </text:list-item>
            <text:list-item>
              <text:p text:style-name="P62"><text:span text:style-name="T44">rsync</text:span><text:span text:style-name="T43">: Sincroniza dos una fuente y destino incluso através de ssh,c </text:span><text:span text:style-name="T66">opia enlaces, dispositivos, propietarios, grupos y permisos, </text:span><text:span text:style-name="T69">p</text:span><text:span text:style-name="T66">ermite excluir archivos </text:span><text:span text:style-name="T69">t</text:span><text:span text:style-name="T66">ransfiere los bloques modificados de un archivo, </text:span><text:span text:style-name="T69">p</text:span><text:span text:style-name="T66">uede agrupar todos los cambios de todos los archivos en un único archiv</text:span><text:span text:style-name="T69">o, p</text:span><text:span text:style-name="T66">uede borrar archivos.</text:span></text:p>
              <text:list>
                <text:list-item>
                  <text:p text:style-name="P52">-e “ssh” si es el destino es name@maquina:/ruta</text:p>
                </text:list-item>
                <text:list-item>
                  <text:p text:style-name="P52">uso común : -aviz</text:p>
                </text:list-item>
                <text:list-item>
                  <text:p text:style-name="P53">copia total: añadimos –delete</text:p>
                  <text:p text:style-name="P53"/>
                </text:list-item>
              </text:list>
            </text:list-item>
          </text:list>
        </text:list-item>
        <text:list-item>
          <text:p text:style-name="P56">Comandos BackUps</text:p>
          <text:list>
            <text:list-item>
              <text:p text:style-name="P53">Rsnapshot</text:p>
            </text:list-item>
          </text:list>
          <text:p text:style-name="P53"/>
        </text:list-item>
      </text:list>
      <text:p text:style-name="P54"/>
      <text:p text:style-name="P10"/>
      <text:p text:style-name="P5"><text:soft-page-break/>Sesión <text:span text:style-name="T45">3</text:span>. <text:span text:style-name="T28">(Servidor Web)</text:span> <text:s text:c="37"/></text:p>
      <text:p text:style-name="P7"/>
      <text:list xml:id="list2161289749" text:style-name="L7">
        <text:list-item>
          <text:p text:style-name="P73"><text:span text:style-name="T19">HTML</text:span>: Hyp<text:span text:style-name="T82">er</text:span>Text Mark-up Lenguaje</text:p>
        </text:list-item>
        <text:list-item>
          <text:p text:style-name="P73"><text:span text:style-name="T19">Etiqueta</text:span>: un editificador</text:p>
        </text:list-item>
        <text:list-item>
          <text:p text:style-name="P73"><text:span text:style-name="T19">Servidores Web</text:span>: proceso que está escuchando que recibe peticiones y devuelve html </text:p>
          <text:list>
            <text:list-item>
              <text:p text:style-name="P73">Apache</text:p>
            </text:list-item>
            <text:list-item>
              <text:p text:style-name="P73">Engine</text:p>
            </text:list-item>
            <text:list-item>
              <text:p text:style-name="P73">Lightbox</text:p>
            </text:list-item>
          </text:list>
        </text:list-item>
        <text:list-item>
          <text:p text:style-name="P73"><text:span text:style-name="T19">Solución al html statico</text:span>: javascript, <text:span text:style-name="T46">despues la web dinamica, la suma de base de datos y un lenguaje interpretado.</text:span></text:p>
          <text:p text:style-name="P73"/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Almacenamiento</text:p>
          </table:table-cell>
          <table:table-cell table:style-name="Table2.B1" office:value-type="string">
            <text:p text:style-name="P28">Lenguaje</text:p>
          </table:table-cell>
        </table:table-row>
        <table:table-row>
          <table:table-cell table:style-name="Table2.A2" office:value-type="string">
            <text:p text:style-name="P28">MySQL → MariaDB</text:p>
          </table:table-cell>
          <table:table-cell table:style-name="Table2.B2" office:value-type="string">
            <text:p text:style-name="P28">PHP</text:p>
          </table:table-cell>
        </table:table-row>
        <table:table-row>
          <table:table-cell table:style-name="Table2.A2" office:value-type="string">
            <text:p text:style-name="P28">MongoDB</text:p>
          </table:table-cell>
          <table:table-cell table:style-name="Table2.B2" office:value-type="string">
            <text:p text:style-name="P28">Python</text:p>
          </table:table-cell>
        </table:table-row>
        <table:table-row>
          <table:table-cell table:style-name="Table2.A2" office:value-type="string">
            <text:p text:style-name="P28">Postgress</text:p>
          </table:table-cell>
          <table:table-cell table:style-name="Table2.B2" office:value-type="string">
            <text:p text:style-name="P28">Node JS</text:p>
          </table:table-cell>
        </table:table-row>
      </table:table>
      <text:p text:style-name="P8"/>
      <text:list xml:id="list2239168215" text:style-name="L8">
        <text:list-item>
          <text:p text:style-name="P90">Vamos a instalar un servidor <text:span text:style-name="T19">LAMP: </text:span><text:span text:style-name="T23">Linux Apache MySQL PHP</text:span></text:p>
        </text:list-item>
      </text:list>
      <text:p text:style-name="P15"><text:span text:style-name="T60">Ubuntu:</text:span> </text:p>
      <text:list xml:id="list183633294618805" text:continue-numbering="true" text:style-name="L8">
        <text:list-item>
          <text:p text:style-name="P90"><text:span text:style-name="T19">sudo taskserver </text:span>e instalamos lamp <text:span text:style-name="T47">server.</text:span></text:p>
        </text:list-item>
        <text:list-item>
          <text:p text:style-name="P91">Comprobamos que funciona <text:span text:style-name="T19">sudo systemctl apache2, mysq</text:span>…</text:p>
        </text:list-item>
      </text:list>
      <text:p text:style-name="P106">CentOs:</text:p>
      <text:list xml:id="list183632087758474" text:continue-numbering="true" text:style-name="L8">
        <text:list-item>
          <text:p text:style-name="P91"><text:span text:style-name="T78">b</text:span>uscamos con<text:span text:style-name="T19"> yum search apache </text:span><text:span text:style-name="T24">|</text:span><text:span text:style-name="T19"> grep server</text:span></text:p>
        </text:list-item>
        <text:list-item>
          <text:p text:style-name="P91"><text:span text:style-name="T24">yum install</text:span><text:span text:style-name="T19"> httpd</text:span>, d de demonio y <text:span text:style-name="T19">http es hypertext transfer protocol</text:span></text:p>
        </text:list-item>
        <text:list-item>
          <text:p text:style-name="P92"><text:span text:style-name="T19">systemctl status httpd</text:span>, como ponse disable lo ponemos <text:span text:style-name="T57">enable</text:span>, </text:p>
        </text:list-item>
        <text:list-item>
          <text:p text:style-name="P92"><text:span text:style-name="T19">systemctl enable httpd</text:span>, ahora lo iniciamos <text:span text:style-name="T78">y vemos como están </text:span>con status </text:p>
        </text:list-item>
        <text:list-item>
          <text:p text:style-name="P91">ahora instalamos <text:span text:style-name="T78">sudi </text:span><text:span text:style-name="T24">yum install </text:span><text:span text:style-name="T19">php</text:span></text:p>
        </text:list-item>
        <text:list-item>
          <text:p text:style-name="P93">y ahora instalamos <text:span text:style-name="T78">sudo </text:span><text:span text:style-name="T24">yum install </text:span><text:span text:style-name="T19">mariadb</text:span></text:p>
        </text:list-item>
        <text:list-item>
          <text:p text:style-name="P93">e instalamo<text:span text:style-name="T78">s</text:span> mariadb-server <text:span text:style-name="T24">yum install mariadb-server</text:span></text:p>
        </text:list-item>
        <text:list-item>
          <text:p text:style-name="P93">habilitamos y lanzamos</text:p>
        </text:list-item>
        <text:list-item>
          <text:p text:style-name="P93">hacemos <text:span text:style-name="T19">mysql -u root -p </text:span><text:span text:style-name="T59">(user y password pero p en minuscula par aliana de ordenes)</text:span></text:p>
        </text:list-item>
        <text:list-item>
          <text:p text:style-name="P93">y vemos que no hay contraseña, vamos a ponerselo</text:p>
        </text:list-item>
        <text:list-item>
          <text:p text:style-name="P93"><text:span text:style-name="T19">mysql_secure_instalation</text:span> <text:span text:style-name="T78">es un script de configuración para</text:span> la contraseña y no dejamos que root se conecte a localhos<text:span text:style-name="T48">t</text:span></text:p>
        </text:list-item>
        <text:list-item>
          <text:p text:style-name="P94">con el anfitrion por ssh por el 22022 y <text:span text:style-name="T19">pegamos el script php del </text:span><text:span text:style-name="T25">manual</text:span> en /var/www/html</text:p>
        </text:list-item>
        <text:list-item>
          <text:p text:style-name="P100">modificamos el scrip<text:span text:style-name="T78">t</text:span> poniendo la ip, el user, el pass y el nombre de bd</text:p>
        </text:list-item>
        <text:list-item>
          <text:p text:style-name="P95"><text:soft-page-break/>vamos a <text:span text:style-name="T27">$ m</text:span><text:span text:style-name="T19">ysql</text:span> y creamos la base de datos,<text:span text:style-name="T19"> </text:span></text:p>
        </text:list-item>
        <text:list-item>
          <text:p text:style-name="P101">CREATE DATABASE my_db</text:p>
        </text:list-item>
        <text:list-item>
          <text:p text:style-name="P103">CREATE TABLE tabla1, </text:p>
        </text:list-item>
        <text:list-item>
          <text:p text:style-name="P96"><text:span text:style-name="T78">Con</text:span> anfitrion <text:span text:style-name="T19">probamos conexión con curl</text:span> pero lo vemos que el problema es el firewall, entonces, </text:p>
        </text:list-item>
        <text:list-item>
          <text:p text:style-name="P102">firewall-cmd –add-port<text:span text:style-name="T49">=80/tcp –permaner</text:span></text:p>
        </text:list-item>
        <text:list-item>
          <text:p text:style-name="P104">firewall-cmd –reload</text:p>
        </text:list-item>
        <text:list-item>
          <text:p text:style-name="P97"><text:span text:style-name="T19">cd /etc/httpd/conf</text:span> editamos <text:span text:style-name="T24">vi </text:span><text:span text:style-name="T19">httpd.conf </text:span></text:p>
        </text:list-item>
        <text:list-item>
          <text:p text:style-name="P97">en module dir module añadimos *.php y reiniciamos el servicio</text:p>
        </text:list-item>
        <text:list-item>
          <text:p text:style-name="P97">instalamos php-mysql <text:span text:style-name="T24">yum install php-mysql</text:span></text:p>
        </text:list-item>
        <text:list-item>
          <text:p text:style-name="P98">ejecutamos el script que está en <text:span text:style-name="T57">var/www/html con </text:span><text:span text:style-name="T19">php myscript.php</text:span></text:p>
        </text:list-item>
        <text:list-item>
          <text:p text:style-name="P98">SELinux está bloqueando para verlo,<text:span text:style-name="T19"> getsebool -a | grep httpd</text:span></text:p>
        </text:list-item>
        <text:list-item>
          <text:p text:style-name="P105">setsebool -P httpd_<text:span text:style-name="T83">c</text:span>an_network_<text:span text:style-name="T83">c</text:span>onnect_db on</text:p>
        </text:list-item>
        <text:list-item>
          <text:p text:style-name="P99">reiniciamos <text:span text:style-name="T57">httpd</text:span><text:span text:style-name="T19"> </text:span><text:span text:style-name="T25">systemctl restart httpd</text:span></text:p>
        </text:list-item>
        <text:list-item>
          <text:p text:style-name="P99">todo funciona <text:span text:style-name="T79">con curl </text:span></text:p>
        </text:list-item>
      </text:list>
      <text:p text:style-name="P9"/>
      <text:p text:style-name="P11">Para seguridad en nuestro servidor:</text:p>
      <text:list xml:id="list764054072" text:style-name="L9">
        <text:list-item>
          <text:p text:style-name="P74">fail2ban</text:p>
        </text:list-item>
        <text:list-item>
          <text:p text:style-name="P63"><text:span text:style-name="T41">rmux y </text:span><text:span text:style-name="T42">scream</text:span></text:p>
        </text:list-item>
        <text:list-item>
          <text:p text:style-name="P64"><text:span text:style-name="T41">RootKit Hunter → nkhunter. </text:span><text:span text:style-name="T42">Es como un antivirus que analiza lo que se ha instalado</text:span></text:p>
        </text:list-item>
      </text:list>
      <text:p text:style-name="P23"/>
      <text:list xml:id="list2432484232" text:style-name="L10">
        <text:list-item>
          <text:p text:style-name="P75"><text:span text:style-name="T55">CentOS </text:span><text:span text:style-name="T53">y el anfitrion</text:span> </text:p>
        </text:list-item>
        <text:list-item>
          <text:p text:style-name="P75">nos conectamos a 192.<text:span text:style-name="T79">168</text:span>.56..</text:p>
        </text:list-item>
        <text:list-item>
          <text:p text:style-name="P76">instalamos scream<text:span text:style-name="T19"> </text:span><text:span text:style-name="T25">sudo sym install scream (</text:span>sirve para que un proceso no se cierre cuando nos deconectemos de la máquina<text:span text:style-name="T79">)</text:span></text:p>
        </text:list-item>
        <text:list-item>
          <text:p text:style-name="P75"><text:span text:style-name="T19">fail2ban</text:span> si un user tiene muchos fallos de login banea al usuario, mete la conexión en un jail. </text:p>
        </text:list-item>
        <text:list-item>
          <text:p text:style-name="P75"><text:span text:style-name="T25">sudo y</text:span><text:span text:style-name="T19">um install epel-release</text:span></text:p>
        </text:list-item>
        <text:list-item>
          <text:p text:style-name="P79"><text:span text:style-name="T79">sudo y</text:span>um install fail2ban</text:p>
        </text:list-item>
        <text:list-item>
          <text:p text:style-name="P76"><text:span text:style-name="T19">systemctl </text:span><text:span text:style-name="T25">status </text:span><text:span text:style-name="T19">fail2ban</text:span>, hacemos el <text:span text:style-name="T19">systemctl enable fail2ban</text:span> y lo iniciamos con start,<text:span text:style-name="T19"> </text:span><text:span text:style-name="T25">systemctl start fail2ban</text:span></text:p>
        </text:list-item>
        <text:list-item>
          <text:p text:style-name="P76"><text:span text:style-name="T19">fail2ban-client</text:span> status es el cliente que interactua con el servicio</text:p>
        </text:list-item>
        <text:list-item>
          <text:p text:style-name="P76">c<text:span text:style-name="T79">o</text:span>nfiguramos un jail, el archivo está en <text:span text:style-name="T19">cd /</text:span><text:span text:style-name="T25">e</text:span><text:span text:style-name="T19">t</text:span><text:span text:style-name="T25">c/</text:span><text:span text:style-name="T19">fail2ban</text:span></text:p>
        </text:list-item>
        <text:list-item>
          <text:p text:style-name="P77"><text:span text:style-name="T19">cp jail.conf jain.local </text:span>y editamos este nuevo en sshd ponemos enable = true</text:p>
        </text:list-item>
        <text:list-item>
          <text:p text:style-name="P77"><text:span text:style-name="T25">systemctl restart fail2ban</text:span> y preguntmamos como ha quedado con <text:span text:style-name="T19">fail2ban-client status</text:span> y vemos que hay una <text:span text:style-name="T80">problema con</text:span> añadir sshd pa<text:span text:style-name="T80">r</text:span>a más info. </text:p>
        </text:list-item>
        <text:list-item>
          <text:p text:style-name="P77"><text:span text:style-name="T80">e</text:span>ditamos el <text:span text:style-name="T80">archivo</text:span> de conf otra vez y en sshd sustituimos <text:span text:style-name="T19">port = </text:span><text:span text:style-name="T58">por</text:span><text:span text:style-name="T26"> </text:span><text:span text:style-name="T19">por</text:span><text:span text:style-name="T26">t </text:span><text:span text:style-name="T19">22022</text:span></text:p>
        </text:list-item>
        <text:list-item>
          <text:p text:style-name="P77">¿como desbaneamos? <text:span text:style-name="T26">f</text:span><text:span text:style-name="T19">ail2ban-client set sshd unbannip 192…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MU Classical Serif" svg:font-family="'CMU Classical Serif'" style:font-adornments="Cursiva" style:font-family-generic="roman" style:font-pitch="variable"/>
    <style:font-face style:name="CMU Serif1" svg:font-family="'CMU Serif'" style:font-adornments="Negrita" style:font-family-generic="roman" style:font-pitch="variable"/>
    <style:font-face style:name="CMU Serif" svg:font-family="'CMU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egrita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01cm" fo:margin-bottom="0.101cm" loext:contextual-spacing="false" fo:line-height="100%" fo:text-align="start" style:justify-single-word="false" style:page-number="auto"/>
      <style:text-properties style:font-name="CMU Serif" fo:font-family="'CMU Serif'" style:font-style-name="Roman" style:font-family-generic="roman" style:font-pitch="variable" fo:font-size="12pt" fo:font-weight="normal" officeooo:rsid="00309a1f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MU Serif" fo:font-family="'CMU Serif'" style:font-style-name="Roman" style:font-family-generic="roman" style:font-pitch="variable" fo:font-size="14pt" fo:font-weight="normal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71699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MU Serif1" fo:font-family="'CMU Serif'" style:font-style-name="Negrita" style:font-family-generic="roman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start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Titulo_20_Asignatura" style:display-name="Titulo Asignatura" style:family="paragraph" style:parent-style-name="Title" style:default-outline-level="" style:list-style-name="">
      <loext:graphic-properties draw:fill-image-width="0cm" draw:fill-image-height="0cm"/>
      <style:paragraph-properties>
        <style:tab-stops/>
      </style:paragraph-properties>
      <style:text-properties style:font-name="Times New Roman" fo:font-family="'Times New Roman'" style:font-style-name="Negrita" style:font-family-generic="roman" style:font-pitch="variable" fo:font-size="32pt" fo:font-weight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Sub_20_Titulo" style:display-name="Sub Titulo" style:family="paragraph" style:parent-style-name="Title">
      <loext:graphic-properties draw:fill-image-width="0cm" draw:fill-image-height="0cm"/>
      <style:paragraph-properties style:shadow="none"/>
      <style:text-properties style:font-name="Times New Roman" fo:font-family="'Times New Roman'" style:font-style-name="Negrita" style:font-family-generic="roman" style:font-pitch="variable" fo:font-size="16pt" fo:font-weight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ice" style:family="paragraph" style:parent-style-name="Text_20_body" style:master-page-name="">
      <style:paragraph-properties fo:line-height="100%" fo:text-align="start" style:justify-single-word="false" style:page-number="auto"/>
      <style:text-properties style:font-name="CMU Classical Serif" fo:font-family="'CMU Classical Serif'" style:font-style-name="Cursiva" style:font-family-generic="roman" style:font-pitch="variable" fo:font-style="italic" fo:font-weight="normal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645cm" style:type="center"/>
          <style:tab-stop style:position="15.28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orizontal_20_Line">
      <style:text-properties officeooo:paragraph-rsid="00fbbca6"/>
    </style:style>
    <style:style style:name="MP2" style:family="paragraph" style:parent-style-name="Standard">
      <style:paragraph-properties fo:text-align="center" style:justify-single-word="false"/>
      <style:text-properties fo:background-color="#ffffff"/>
    </style:style>
    <style:page-layout style:name="Mpm1">
      <style:page-layout-properties fo:page-width="21.001cm" fo:page-height="29.7cm" style:num-format="1" style:print-orientation="portrait" fo:margin-top="2cm" fo:margin-bottom="2cm" fo:margin-left="2.702cm" fo:margin-right="3.00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7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Williams</meta:initial-creator>
    <meta:creation-date>2015-12-09T18:38:12.684376349</meta:creation-date>
    <dc:date>2018-10-30T18:09:09.183112637</dc:date>
    <meta:editing-duration>P2DT1H47M57S</meta:editing-duration>
    <meta:editing-cycles>102</meta:editing-cycles>
    <meta:generator>LibreOffice/6.1.2.1$Linux_X86_64 LibreOffice_project/10$Build-1</meta:generator>
    <meta:document-statistic meta:table-count="2" meta:image-count="0" meta:object-count="0" meta:page-count="7" meta:paragraph-count="227" meta:word-count="1822" meta:character-count="10431" meta:non-whitespace-character-count="8820"/>
  </office:meta>
</office:document-meta>
</file>